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7cm" fo:min-width="1.387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1.905cm" svg:x="1.381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67cm" svg:height="1.905cm" svg:x="1.381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67cm" svg:height="1.905cm" svg:x="1.254cm" svg:y="1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67cm" svg:height="1.905cm" svg:x="16.494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67cm" svg:height="1.905cm" svg:x="9.255cm" svg:y="14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67cm" svg:height="1.905cm" svg:x="9.001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67cm" svg:height="1.905cm" svg:x="8.874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67cm" svg:height="1.905cm" svg:x="8.874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175cm" svg:y1="4.175cm" svg:x2="9.382cm" svg:y2="2.905cm">
          <text:p/>
        </draw:line>
        <draw:line draw:style-name="gr2" draw:text-style-name="P2" draw:layer="layout" svg:x1="11.541cm" svg:y1="2.016cm" svg:x2="17.764cm" svg:y2="7.731cm">
          <text:p/>
        </draw:line>
        <draw:line draw:style-name="gr2" draw:text-style-name="P2" draw:layer="layout" svg:x1="16.875cm" svg:y1="8.112cm" svg:x2="11.033cm" svg:y2="5.953cm">
          <text:p/>
        </draw:line>
        <draw:line draw:style-name="gr2" draw:text-style-name="P2" draw:layer="layout" svg:x1="16.748cm" svg:y1="9.001cm" svg:x2="10.906cm" svg:y2="10.525cm">
          <text:p/>
        </draw:line>
        <draw:line draw:style-name="gr2" draw:text-style-name="P2" draw:layer="layout" svg:x1="17.764cm" svg:y1="9.255cm" svg:x2="11.922cm" svg:y2="14.843cm">
          <text:p/>
        </draw:line>
        <draw:line draw:style-name="gr2" draw:text-style-name="P2" draw:layer="layout" svg:x1="4.175cm" svg:y1="4.556cm" svg:x2="8.747cm" svg:y2="5.699cm">
          <text:p/>
        </draw:line>
        <draw:line draw:style-name="gr2" draw:text-style-name="P2" draw:layer="layout" svg:x1="4.048cm" svg:y1="5.191cm" svg:x2="10.398cm" svg:y2="9.89cm">
          <text:p/>
        </draw:line>
        <draw:line draw:style-name="gr2" draw:text-style-name="P2" draw:layer="layout" svg:x1="4.175cm" svg:y1="4.937cm" svg:x2="10.144cm" svg:y2="14.4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6T14:53:33.764691613</meta:creation-date>
    <dc:date>2019-02-06T15:29:50.470405055</dc:date>
    <meta:editing-duration>PT26M6S</meta:editing-duration>
    <meta:editing-cycles>1</meta:editing-cycles>
    <meta:document-statistic meta:object-count="16"/>
    <meta:generator>LibreOffice/6.0.1.1$Linux_X86_64 LibreOffice_project/00m0$Build-1</meta:generator>
  </office:meta>
</office:document-meta>
</file>